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</style:style>
    <style:style style:name="T3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4" style:parent-style-name="Standard" style:family="paragraph">
      <style:text-properties fo:font-size="12pt" style:font-size-asian="12pt" style:font-size-complex="12pt" fo:language="it" fo:country="IT"/>
    </style:style>
    <style:style style:name="P5" style:parent-style-name="Standard" style:family="paragraph">
      <style:text-properties fo:font-size="12pt" style:font-size-asian="12pt" style:font-size-complex="12pt" fo:language="it" fo:country="IT"/>
    </style:style>
    <style:style style:name="P6" style:parent-style-name="Standard" style:family="paragraph">
      <style:text-properties fo:font-size="12pt" style:font-size-asian="12pt" style:font-size-complex="12pt" fo:language="it" fo:country="IT"/>
    </style:style>
    <style:style style:name="P7" style:parent-style-name="Standard" style:family="paragraph">
      <style:text-properties fo:font-size="12pt" style:font-size-asian="12pt" style:font-size-complex="12pt" fo:language="it" fo:country="IT"/>
    </style:style>
    <style:style style:name="T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9" style:parent-style-name="Car.predefinitoparagrafo" style:family="text">
      <style:text-properties fo:font-size="12pt" style:font-size-asian="12pt" style:font-size-complex="12pt" fo:language="it" fo:country="IT"/>
    </style:style>
    <style:style style:name="P10" style:parent-style-name="Standard" style:family="paragraph">
      <style:text-properties fo:font-size="12pt" style:font-size-asian="12pt" style:font-size-complex="12pt" fo:language="it" fo:country="IT"/>
    </style:style>
    <style:style style:name="P11" style:parent-style-name="Standard" style:family="paragraph"/>
    <style:style style:name="T12" style:parent-style-name="Car.predefinitoparagrafo" style:family="text">
      <style:text-properties fo:font-size="12pt" style:font-size-asian="12pt" style:font-size-complex="12pt" fo:language="it" fo:country="IT"/>
    </style:style>
    <style:style style:name="T1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4" style:parent-style-name="Standard" style:family="paragraph">
      <style:text-properties fo:font-size="12pt" style:font-size-asian="12pt" style:font-size-complex="12pt" fo:language="it" fo:country="IT"/>
    </style:style>
    <style:style style:name="T1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6" style:parent-style-name="Car.predefinitoparagrafo" style:family="text">
      <style:text-properties fo:font-size="12pt" style:font-size-asian="12pt" style:font-size-complex="12pt" fo:language="it" fo:country="IT"/>
    </style:style>
    <style:style style:name="P17" style:parent-style-name="Standard" style:family="paragraph">
      <style:text-properties fo:font-size="12pt" style:font-size-asian="12pt" style:font-size-complex="12pt" fo:language="it" fo:country="IT"/>
    </style:style>
    <style:style style:name="T1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" style:parent-style-name="Car.predefinitoparagrafo" style:family="text">
      <style:text-properties fo:font-size="12pt" style:font-size-asian="12pt" style:font-size-complex="12pt" fo:language="it" fo:country="IT"/>
    </style:style>
    <style:style style:name="P20" style:parent-style-name="Standard" style:family="paragraph">
      <style:text-properties fo:font-size="12pt" style:font-size-asian="12pt" style:font-size-complex="12pt" fo:language="it" fo:country="IT"/>
    </style:style>
    <style:style style:name="T2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2" style:parent-style-name="Car.predefinitoparagrafo" style:family="text">
      <style:text-properties fo:font-size="12pt" style:font-size-asian="12pt" style:font-size-complex="12pt" fo:language="it" fo:country="IT"/>
    </style:style>
    <style:style style:name="P23" style:parent-style-name="Standard" style:family="paragraph">
      <style:text-properties fo:font-size="12pt" style:font-size-asian="12pt" style:font-size-complex="12pt" fo:language="it" fo:country="IT"/>
    </style:style>
    <style:style style:name="P24" style:parent-style-name="Standard" style:family="paragraph">
      <style:text-properties fo:font-size="12pt" style:font-size-asian="12pt" style:font-size-complex="12pt" fo:language="it" fo:country="IT"/>
    </style:style>
    <style:style style:name="P25" style:parent-style-name="Standard" style:family="paragraph">
      <style:text-properties fo:font-size="12pt" style:font-size-asian="12pt" style:font-size-complex="12pt" fo:language="it" fo:country="IT"/>
    </style:style>
    <style:style style:name="P26" style:parent-style-name="Standard" style:family="paragraph">
      <style:text-properties fo:font-size="12pt" style:font-size-asian="12pt" style:font-size-complex="12pt" fo:language="it" fo:country="IT"/>
    </style:style>
    <style:style style:name="P27" style:parent-style-name="Standard" style:family="paragraph">
      <style:text-properties fo:font-size="12pt" style:font-size-asian="12pt" style:font-size-complex="12pt" fo:language="it" fo:country="IT"/>
    </style:style>
    <style:style style:name="T2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9" style:parent-style-name="Car.predefinitoparagrafo" style:family="text">
      <style:text-properties fo:font-size="12pt" style:font-size-asian="12pt" style:font-size-complex="12pt" fo:language="it" fo:country="IT"/>
    </style:style>
    <style:style style:name="P30" style:parent-style-name="Standard" style:family="paragraph">
      <style:text-properties fo:font-size="12pt" style:font-size-asian="12pt" style:font-size-complex="12pt" fo:language="it" fo:country="IT"/>
    </style:style>
    <style:style style:name="P31" style:parent-style-name="Standard" style:family="paragraph">
      <style:text-properties fo:font-size="12pt" style:font-size-asian="12pt" style:font-size-complex="12pt" fo:language="it" fo:country="IT"/>
    </style:style>
    <style:style style:name="P32" style:parent-style-name="Standard" style:family="paragraph">
      <style:text-properties fo:font-size="12pt" style:font-size-asian="12pt" style:font-size-complex="12pt" fo:language="it" fo:country="IT"/>
    </style:style>
    <style:style style:name="P33" style:parent-style-name="Standard" style:family="paragraph">
      <style:text-properties fo:font-size="12pt" style:font-size-asian="12pt" style:font-size-complex="12pt" fo:language="it" fo:country="IT"/>
    </style:style>
    <style:style style:name="P34" style:parent-style-name="Standard" style:family="paragraph">
      <style:text-properties fo:font-size="12pt" style:font-size-asian="12pt" style:font-size-complex="12pt" fo:language="it" fo:country="IT"/>
    </style:style>
    <style:style style:name="P35" style:parent-style-name="Standard" style:family="paragraph">
      <style:text-properties fo:font-size="12pt" style:font-size-asian="12pt" style:font-size-complex="12pt" fo:language="it" fo:country="IT"/>
    </style:style>
    <style:style style:name="P36" style:parent-style-name="Standard" style:family="paragraph">
      <style:text-properties fo:font-size="12pt" style:font-size-asian="12pt" style:font-size-complex="12pt" fo:language="it" fo:country="IT"/>
    </style:style>
    <style:style style:name="P37" style:parent-style-name="Standard" style:family="paragraph">
      <style:text-properties fo:font-size="12pt" style:font-size-asian="12pt" style:font-size-complex="12pt" fo:language="it" fo:country="IT"/>
    </style:style>
    <style:style style:name="P38" style:parent-style-name="Standard" style:family="paragraph">
      <style:text-properties fo:font-size="12pt" style:font-size-asian="12pt" style:font-size-complex="12pt" fo:language="it" fo:country="IT"/>
    </style:style>
    <style:style style:name="P39" style:parent-style-name="Standard" style:family="paragraph">
      <style:text-properties fo:font-size="12pt" style:font-size-asian="12pt" style:font-size-complex="12pt" fo:language="it" fo:country="IT"/>
    </style:style>
    <style:style style:name="P40" style:parent-style-name="Standard" style:family="paragraph">
      <style:text-properties fo:font-size="12pt" style:font-size-asian="12pt" style:font-size-complex="12pt" fo:language="it" fo:country="IT"/>
    </style:style>
    <style:style style:name="T4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2" style:parent-style-name="Car.predefinitoparagrafo" style:family="text">
      <style:text-properties fo:font-size="12pt" style:font-size-asian="12pt" style:font-size-complex="12pt" fo:language="it" fo:country="IT"/>
    </style:style>
    <style:style style:name="P43" style:parent-style-name="Standard" style:family="paragraph">
      <style:text-properties fo:font-size="12pt" style:font-size-asian="12pt" style:font-size-complex="12pt" fo:language="it" fo:country="IT"/>
    </style:style>
    <style:style style:name="P44" style:parent-style-name="Standard" style:family="paragraph">
      <style:paragraph-properties fo:break-before="page"/>
    </style:style>
    <style:style style:name="T45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46" style:parent-style-name="Standard" style:family="paragraph">
      <style:text-properties fo:font-size="12pt" style:font-size-asian="12pt" style:font-size-complex="12pt" fo:language="it" fo:country="IT"/>
    </style:style>
    <style:style style:name="P47" style:parent-style-name="Standard" style:family="paragraph">
      <style:text-properties fo:font-size="12pt" style:font-size-asian="12pt" style:font-size-complex="12pt" fo:language="it" fo:country="IT"/>
    </style:style>
    <style:style style:name="P48" style:parent-style-name="Standard" style:family="paragraph">
      <style:text-properties fo:font-size="12pt" style:font-size-asian="12pt" style:font-size-complex="12pt" fo:language="it" fo:country="IT"/>
    </style:style>
    <style:style style:name="P49" style:parent-style-name="Standard" style:family="paragraph">
      <style:text-properties fo:font-size="12pt" style:font-size-asian="12pt" style:font-size-complex="12pt" fo:language="it" fo:country="IT"/>
    </style:style>
    <style:style style:name="T50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51" style:parent-style-name="Car.predefinitoparagrafo" style:family="text">
      <style:text-properties fo:font-size="12pt" style:font-size-asian="12pt" style:font-size-complex="12pt" fo:language="it" fo:country="IT"/>
    </style:style>
    <style:style style:name="P52" style:parent-style-name="Standard" style:family="paragraph">
      <style:text-properties fo:font-size="12pt" style:font-size-asian="12pt" style:font-size-complex="12pt" fo:language="it" fo:country="IT"/>
    </style:style>
    <style:style style:name="P53" style:parent-style-name="Standard" style:family="paragraph"/>
    <style:style style:name="T54" style:parent-style-name="Car.predefinitoparagrafo" style:family="text">
      <style:text-properties fo:font-size="12pt" style:font-size-asian="12pt" style:font-size-complex="12pt" fo:language="it" fo:country="IT"/>
    </style:style>
    <style:style style:name="P55" style:parent-style-name="Standard" style:family="paragraph">
      <style:text-properties fo:font-size="12pt" style:font-size-asian="12pt" style:font-size-complex="12pt" fo:language="it" fo:country="IT"/>
    </style:style>
    <style:style style:name="P56" style:parent-style-name="Standard" style:family="paragraph">
      <style:text-properties fo:font-size="12pt" style:font-size-asian="12pt" style:font-size-complex="12pt" fo:language="it" fo:country="IT"/>
    </style:style>
    <style:style style:name="T5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8" style:parent-style-name="Car.predefinitoparagrafo" style:family="text">
      <style:text-properties fo:font-size="12pt" style:font-size-asian="12pt" style:font-size-complex="12pt" fo:language="it" fo:country="IT"/>
    </style:style>
    <style:style style:name="P59" style:parent-style-name="Standard" style:family="paragraph">
      <style:text-properties fo:font-size="12pt" style:font-size-asian="12pt" style:font-size-complex="12pt" fo:language="it" fo:country="IT"/>
    </style:style>
    <style:style style:name="T6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1" style:parent-style-name="Car.predefinitoparagrafo" style:family="text">
      <style:text-properties fo:font-size="12pt" style:font-size-asian="12pt" style:font-size-complex="12pt" fo:language="it" fo:country="IT"/>
    </style:style>
    <style:style style:name="P62" style:parent-style-name="Standard" style:family="paragraph">
      <style:text-properties fo:font-size="12pt" style:font-size-asian="12pt" style:font-size-complex="12pt" fo:language="it" fo:country="IT"/>
    </style:style>
    <style:style style:name="T6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4" style:parent-style-name="Car.predefinitoparagrafo" style:family="text">
      <style:text-properties fo:font-size="12pt" style:font-size-asian="12pt" style:font-size-complex="12pt" fo:language="it" fo:country="IT"/>
    </style:style>
    <style:style style:name="P65" style:parent-style-name="Standard" style:family="paragraph">
      <style:text-properties fo:font-size="12pt" style:font-size-asian="12pt" style:font-size-complex="12pt" fo:language="it" fo:country="IT"/>
    </style:style>
    <style:style style:name="P66" style:parent-style-name="Standard" style:family="paragraph">
      <style:text-properties fo:font-size="12pt" style:font-size-asian="12pt" style:font-size-complex="12pt" fo:language="it" fo:country="IT"/>
    </style:style>
    <style:style style:name="P67" style:parent-style-name="Standard" style:family="paragraph">
      <style:text-properties fo:font-size="12pt" style:font-size-asian="12pt" style:font-size-complex="12pt" fo:language="it" fo:country="IT"/>
    </style:style>
    <style:style style:name="P68" style:parent-style-name="Standard" style:family="paragraph">
      <style:text-properties fo:font-size="12pt" style:font-size-asian="12pt" style:font-size-complex="12pt" fo:language="it" fo:country="IT"/>
    </style:style>
    <style:style style:name="P69" style:parent-style-name="Standard" style:family="paragraph">
      <style:text-properties fo:font-size="12pt" style:font-size-asian="12pt" style:font-size-complex="12pt" fo:language="it" fo:country="IT"/>
    </style:style>
    <style:style style:name="P70" style:parent-style-name="Standard" style:family="paragraph">
      <style:text-properties fo:font-size="12pt" style:font-size-asian="12pt" style:font-size-complex="12pt" fo:language="it" fo:country="IT"/>
    </style:style>
    <style:style style:name="P71" style:parent-style-name="Standard" style:family="paragraph">
      <style:text-properties fo:font-size="12pt" style:font-size-asian="12pt" style:font-size-complex="12pt" fo:language="it" fo:country="IT"/>
    </style:style>
    <style:style style:name="P72" style:parent-style-name="Standard" style:family="paragraph">
      <style:text-properties fo:font-size="12pt" style:font-size-asian="12pt" style:font-size-complex="12pt" fo:language="it" fo:country="IT"/>
    </style:style>
    <style:style style:name="P73" style:parent-style-name="Standard" style:family="paragraph">
      <style:text-properties fo:font-size="12pt" style:font-size-asian="12pt" style:font-size-complex="12pt" fo:language="it" fo:country="IT"/>
    </style:style>
    <style:style style:name="P74" style:parent-style-name="Standard" style:family="paragraph">
      <style:text-properties fo:font-weight="bold" style:font-weight-asian="bold" fo:font-size="12pt" style:font-size-asian="12pt" style:font-size-complex="12pt" fo:language="it" fo:country="IT"/>
    </style:style>
    <style:style style:name="T7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76" style:parent-style-name="Car.predefinitoparagrafo" style:family="text">
      <style:text-properties fo:font-size="12pt" style:font-size-asian="12pt" style:font-size-complex="12pt" fo:language="it" fo:country="IT"/>
    </style:style>
    <style:style style:name="P77" style:parent-style-name="Standard" style:family="paragraph">
      <style:text-properties fo:font-size="12pt" style:font-size-asian="12pt" style:font-size-complex="12pt" fo:language="it" fo:country="IT"/>
    </style:style>
    <style:style style:name="P78" style:parent-style-name="Standard" style:family="paragraph">
      <style:text-properties fo:font-size="12pt" style:font-size-asian="12pt" style:font-size-complex="12pt" fo:language="it" fo:country="IT"/>
    </style:style>
    <style:style style:name="P79" style:parent-style-name="Standard" style:family="paragraph">
      <style:text-properties fo:font-size="12pt" style:font-size-asian="12pt" style:font-size-complex="12pt" fo:language="it" fo:country="IT"/>
    </style:style>
    <style:style style:name="P80" style:parent-style-name="Standard" style:family="paragraph">
      <style:text-properties fo:font-size="12pt" style:font-size-asian="12pt" style:font-size-complex="12pt" fo:language="it" fo:country="IT"/>
    </style:style>
    <style:style style:name="P81" style:parent-style-name="Standard" style:family="paragraph">
      <style:text-properties fo:font-size="12pt" style:font-size-asian="12pt" style:font-size-complex="12pt" fo:language="it" fo:country="IT"/>
    </style:style>
    <style:style style:name="P82" style:parent-style-name="Standard" style:family="paragraph">
      <style:text-properties fo:font-size="12pt" style:font-size-asian="12pt" style:font-size-complex="12pt" fo:language="it" fo:country="IT"/>
    </style:style>
    <style:style style:name="P83" style:parent-style-name="Standard" style:family="paragraph">
      <style:text-properties fo:font-size="12pt" style:font-size-asian="12pt" style:font-size-complex="12pt" fo:language="it" fo:country="IT"/>
    </style:style>
    <style:style style:name="P84" style:parent-style-name="Standard" style:family="paragraph">
      <style:text-properties fo:font-size="12pt" style:font-size-asian="12pt" style:font-size-complex="12pt" fo:language="it" fo:country="IT"/>
    </style:style>
    <style:style style:name="P85" style:parent-style-name="Standard" style:family="paragraph">
      <style:text-properties fo:font-size="12pt" style:font-size-asian="12pt" style:font-size-complex="12pt" fo:language="it" fo:country="IT"/>
    </style:style>
    <style:style style:name="T8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87" style:parent-style-name="Car.predefinitoparagrafo" style:family="text">
      <style:text-properties fo:font-size="12pt" style:font-size-asian="12pt" style:font-size-complex="12pt" fo:language="it" fo:country="IT"/>
    </style:style>
    <style:style style:name="P88" style:parent-style-name="Standard" style:family="paragraph">
      <style:text-properties fo:font-size="12pt" style:font-size-asian="12pt" style:font-size-complex="12pt" fo:language="it" fo:country="IT"/>
    </style:style>
    <style:style style:name="P89" style:parent-style-name="Standard" style:family="paragraph">
      <style:text-properties fo:font-size="12pt" style:font-size-asian="12pt" style:font-size-complex="12pt" fo:language="it" fo:country="IT"/>
    </style:style>
    <style:style style:name="P90" style:parent-style-name="Standard" style:family="paragraph">
      <style:text-properties fo:font-size="12pt" style:font-size-asian="12pt" style:font-size-complex="12pt" fo:language="it" fo:country="IT"/>
    </style:style>
    <style:style style:name="T91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92" style:parent-style-name="Standard" style:family="paragraph">
      <style:text-properties fo:font-size="12pt" style:font-size-asian="12pt" style:font-size-complex="12pt" fo:language="it" fo:country="IT"/>
    </style:style>
    <style:style style:name="P93" style:parent-style-name="Standard" style:family="paragraph">
      <style:text-properties fo:font-size="12pt" style:font-size-asian="12pt" style:font-size-complex="12pt" fo:language="it" fo:country="IT"/>
    </style:style>
    <style:style style:name="P94" style:parent-style-name="Standard" style:family="paragraph">
      <style:text-properties fo:font-size="12pt" style:font-size-asian="12pt" style:font-size-complex="12pt" fo:language="it" fo:country="IT"/>
    </style:style>
    <style:style style:name="P95" style:parent-style-name="Standard" style:family="paragraph">
      <style:text-properties fo:font-size="12pt" style:font-size-asian="12pt" style:font-size-complex="12pt" fo:language="it" fo:country="IT"/>
    </style:style>
    <style:style style:name="T96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97" style:parent-style-name="Car.predefinitoparagrafo" style:family="text">
      <style:text-properties fo:font-size="12pt" style:font-size-asian="12pt" style:font-size-complex="12pt" fo:language="it" fo:country="IT"/>
    </style:style>
    <style:style style:name="P98" style:parent-style-name="Standard" style:family="paragraph">
      <style:text-properties fo:font-size="12pt" style:font-size-asian="12pt" style:font-size-complex="12pt" fo:language="it" fo:country="IT"/>
    </style:style>
    <style:style style:name="P99" style:parent-style-name="Standard" style:family="paragraph">
      <style:text-properties fo:font-size="12pt" style:font-size-asian="12pt" style:font-size-complex="12pt" fo:language="it" fo:country="IT"/>
    </style:style>
    <style:style style:name="P100" style:parent-style-name="Standard" style:family="paragraph">
      <style:text-properties fo:font-size="12pt" style:font-size-asian="12pt" style:font-size-complex="12pt" fo:language="it" fo:country="IT"/>
    </style:style>
    <style:style style:name="T10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2" style:parent-style-name="Car.predefinitoparagrafo" style:family="text">
      <style:text-properties fo:font-size="12pt" style:font-size-asian="12pt" style:font-size-complex="12pt" fo:language="it" fo:country="IT"/>
    </style:style>
    <style:style style:name="P103" style:parent-style-name="Standard" style:family="paragraph">
      <style:text-properties fo:font-size="12pt" style:font-size-asian="12pt" style:font-size-complex="12pt" fo:language="it" fo:country="IT"/>
    </style:style>
    <style:style style:name="T10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5" style:parent-style-name="Car.predefinitoparagrafo" style:family="text">
      <style:text-properties fo:font-size="12pt" style:font-size-asian="12pt" style:font-size-complex="12pt" fo:language="it" fo:country="IT"/>
    </style:style>
    <style:style style:name="P106" style:parent-style-name="Standard" style:family="paragraph">
      <style:text-properties fo:font-size="12pt" style:font-size-asian="12pt" style:font-size-complex="12pt" fo:language="it" fo:country="IT"/>
    </style:style>
    <style:style style:name="T10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8" style:parent-style-name="Car.predefinitoparagrafo" style:family="text">
      <style:text-properties fo:font-size="12pt" style:font-size-asian="12pt" style:font-size-complex="12pt" fo:language="it" fo:country="IT"/>
    </style:style>
    <style:style style:name="P109" style:parent-style-name="Standard" style:family="paragraph">
      <style:text-properties fo:font-size="12pt" style:font-size-asian="12pt" style:font-size-complex="12pt" fo:language="it" fo:country="IT"/>
    </style:style>
    <style:style style:name="P110" style:parent-style-name="Standard" style:family="paragraph">
      <style:text-properties fo:font-size="12pt" style:font-size-asian="12pt" style:font-size-complex="12pt" fo:language="it" fo:country="IT"/>
    </style:style>
    <style:style style:name="P111" style:parent-style-name="Standard" style:family="paragraph">
      <style:text-properties fo:font-size="12pt" style:font-size-asian="12pt" style:font-size-complex="12pt" fo:language="it" fo:country="IT"/>
    </style:style>
    <style:style style:name="P112" style:parent-style-name="Standard" style:family="paragraph">
      <style:text-properties fo:font-size="12pt" style:font-size-asian="12pt" style:font-size-complex="12pt" fo:language="it" fo:country="IT"/>
    </style:style>
    <style:style style:name="P113" style:parent-style-name="Standard" style:family="paragraph">
      <style:text-properties fo:font-weight="bold" style:font-weight-asian="bold" fo:font-size="12pt" style:font-size-asian="12pt" style:font-size-complex="12pt" fo:language="it" fo:country="IT"/>
    </style:style>
    <style:style style:name="T11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15" style:parent-style-name="Car.predefinitoparagrafo" style:family="text">
      <style:text-properties fo:font-size="12pt" style:font-size-asian="12pt" style:font-size-complex="12pt" fo:language="it" fo:country="IT"/>
    </style:style>
    <style:style style:name="P116" style:parent-style-name="Standard" style:family="paragraph">
      <style:text-properties fo:font-size="12pt" style:font-size-asian="12pt" style:font-size-complex="12pt" fo:language="it" fo:country="IT"/>
    </style:style>
    <style:style style:name="P117" style:parent-style-name="Standard" style:family="paragraph">
      <style:text-properties fo:font-size="12pt" style:font-size-asian="12pt" style:font-size-complex="12pt" fo:language="it" fo:country="IT"/>
    </style:style>
    <style:style style:name="P118" style:parent-style-name="Standard" style:family="paragraph">
      <style:text-properties fo:font-size="12pt" style:font-size-asian="12pt" style:font-size-complex="12pt" fo:language="it" fo:country="IT"/>
    </style:style>
    <style:style style:name="P119" style:parent-style-name="Standard" style:family="paragraph">
      <style:text-properties fo:font-size="12pt" style:font-size-asian="12pt" style:font-size-complex="12pt" fo:language="it" fo:country="IT"/>
    </style:style>
    <style:style style:name="P120" style:parent-style-name="Standard" style:family="paragraph">
      <style:text-properties fo:font-size="12pt" style:font-size-asian="12pt" style:font-size-complex="12pt" fo:language="it" fo:country="IT"/>
    </style:style>
    <style:style style:name="P121" style:parent-style-name="Standard" style:family="paragraph">
      <style:text-properties fo:font-size="12pt" style:font-size-asian="12pt" style:font-size-complex="12pt" fo:language="it" fo:country="IT"/>
    </style:style>
    <style:style style:name="P122" style:parent-style-name="Standard" style:family="paragraph">
      <style:text-properties fo:font-size="12pt" style:font-size-asian="12pt" style:font-size-complex="12pt" fo:language="it" fo:country="IT"/>
    </style:style>
    <style:style style:name="P123" style:parent-style-name="Standard" style:family="paragraph">
      <style:text-properties fo:font-size="12pt" style:font-size-asian="12pt" style:font-size-complex="12pt" fo:language="it" fo:country="IT"/>
    </style:style>
    <style:style style:name="P124" style:parent-style-name="Standard" style:family="paragraph">
      <style:text-properties fo:font-size="12pt" style:font-size-asian="12pt" style:font-size-complex="12pt" fo:language="it" fo:country="IT"/>
    </style:style>
    <style:style style:name="P125" style:parent-style-name="Standard" style:family="paragraph">
      <style:text-properties fo:font-size="12pt" style:font-size-asian="12pt" style:font-size-complex="12pt" fo:language="it" fo:country="IT"/>
    </style:style>
    <style:style style:name="P126" style:parent-style-name="Standard" style:family="paragraph">
      <style:text-properties fo:font-size="12pt" style:font-size-asian="12pt" style:font-size-complex="12pt" fo:language="it" fo:country="IT"/>
    </style:style>
    <style:style style:name="P127" style:parent-style-name="Standard" style:family="paragraph">
      <style:text-properties fo:font-size="12pt" style:font-size-asian="12pt" style:font-size-complex="12pt" fo:language="it" fo:country="IT"/>
    </style:style>
    <style:style style:name="P128" style:parent-style-name="Standard" style:family="paragraph">
      <style:text-properties fo:font-size="12pt" style:font-size-asian="12pt" style:font-size-complex="12pt" fo:language="it" fo:country="IT"/>
    </style:style>
    <style:style style:name="P129" style:parent-style-name="Standard" style:family="paragraph">
      <style:text-properties fo:font-size="12pt" style:font-size-asian="12pt" style:font-size-complex="12pt" fo:language="it" fo:country="IT"/>
    </style:style>
    <style:style style:name="P130" style:parent-style-name="Standard" style:family="paragraph">
      <style:text-properties fo:font-size="12pt" style:font-size-asian="12pt" style:font-size-complex="12pt" fo:language="it" fo:country="IT"/>
    </style:style>
    <style:style style:name="P131" style:parent-style-name="Standard" style:family="paragraph">
      <style:text-properties fo:font-size="12pt" style:font-size-asian="12pt" style:font-size-complex="12pt" fo:language="it" fo:country="IT"/>
    </style:style>
    <style:style style:name="P132" style:parent-style-name="Standard" style:family="paragraph">
      <style:text-properties fo:font-size="12pt" style:font-size-asian="12pt" style:font-size-complex="12pt" fo:language="it" fo:country="IT"/>
    </style:style>
    <style:style style:name="P133" style:parent-style-name="Standard" style:family="paragraph">
      <style:text-properties fo:font-size="12pt" style:font-size-asian="12pt" style:font-size-complex="12pt" fo:language="it" fo:country="IT"/>
    </style:style>
    <style:style style:name="P134" style:parent-style-name="Standard" style:family="paragraph">
      <style:text-properties fo:font-size="12pt" style:font-size-asian="12pt" style:font-size-complex="12pt" fo:language="it" fo:country="IT"/>
    </style:style>
    <style:style style:name="P135" style:parent-style-name="Standard" style:family="paragraph">
      <style:text-properties fo:font-size="12pt" style:font-size-asian="12pt" style:font-size-complex="12pt" fo:language="it" fo:country="IT"/>
    </style:style>
    <style:style style:name="P136" style:parent-style-name="Standard" style:family="paragraph">
      <style:text-properties fo:font-size="12pt" style:font-size-asian="12pt" style:font-size-complex="12pt" fo:language="it" fo:country="IT"/>
    </style:style>
    <style:style style:name="P137" style:parent-style-name="Standard" style:family="paragraph">
      <style:text-properties fo:font-size="12pt" style:font-size-asian="12pt" style:font-size-complex="12pt" fo:language="it" fo:country="IT"/>
    </style:style>
    <style:style style:name="T138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139" style:parent-style-name="Standard" style:family="paragraph">
      <style:text-properties fo:font-size="12pt" style:font-size-asian="12pt" style:font-size-complex="12pt" fo:language="it" fo:country="IT"/>
    </style:style>
    <style:style style:name="P140" style:parent-style-name="Standard" style:family="paragraph">
      <style:text-properties fo:font-size="12pt" style:font-size-asian="12pt" style:font-size-complex="12pt" fo:language="it" fo:country="IT"/>
    </style:style>
    <style:style style:name="P141" style:parent-style-name="Standard" style:family="paragraph">
      <style:text-properties fo:font-size="12pt" style:font-size-asian="12pt" style:font-size-complex="12pt" fo:language="it" fo:country="IT"/>
    </style:style>
    <style:style style:name="P142" style:parent-style-name="Standard" style:family="paragraph">
      <style:text-properties fo:font-size="12pt" style:font-size-asian="12pt" style:font-size-complex="12pt" fo:language="it" fo:country="IT"/>
    </style:style>
    <style:style style:name="T143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144" style:parent-style-name="Car.predefinitoparagrafo" style:family="text">
      <style:text-properties fo:font-size="12pt" style:font-size-asian="12pt" style:font-size-complex="12pt" fo:language="it" fo:country="IT"/>
    </style:style>
    <style:style style:name="P145" style:parent-style-name="Standard" style:family="paragraph">
      <style:text-properties fo:font-size="12pt" style:font-size-asian="12pt" style:font-size-complex="12pt" fo:language="it" fo:country="IT"/>
    </style:style>
    <style:style style:name="P146" style:parent-style-name="Standard" style:family="paragraph">
      <style:text-properties fo:font-weight="bold" style:font-weight-asian="bold" fo:font-size="12pt" style:font-size-asian="12pt" style:font-size-complex="12pt" fo:language="it" fo:country="IT"/>
    </style:style>
    <style:style style:name="T14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48" style:parent-style-name="Car.predefinitoparagrafo" style:family="text">
      <style:text-properties fo:font-size="12pt" style:font-size-asian="12pt" style:font-size-complex="12pt" fo:language="it" fo:country="IT"/>
    </style:style>
    <style:style style:name="P149" style:parent-style-name="Standard" style:family="paragraph">
      <style:text-properties fo:font-size="12pt" style:font-size-asian="12pt" style:font-size-complex="12pt" fo:language="it" fo:country="IT"/>
    </style:style>
    <style:style style:name="T15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51" style:parent-style-name="Car.predefinitoparagrafo" style:family="text">
      <style:text-properties fo:font-size="12pt" style:font-size-asian="12pt" style:font-size-complex="12pt" fo:language="it" fo:country="IT"/>
    </style:style>
    <style:style style:name="T152" style:parent-style-name="Car.predefinitoparagrafo" style:family="text">
      <style:text-properties fo:font-size="12pt" style:font-size-asian="12pt" style:font-size-complex="12pt" fo:language="it" fo:country="IT"/>
    </style:style>
    <style:style style:name="T153" style:parent-style-name="Car.predefinitoparagrafo" style:family="text">
      <style:text-properties fo:font-size="12pt" style:font-size-asian="12pt" style:font-size-complex="12pt" fo:language="it" fo:country="IT"/>
    </style:style>
    <style:style style:name="T154" style:parent-style-name="Car.predefinitoparagrafo" style:family="text">
      <style:text-properties fo:font-size="12pt" style:font-size-asian="12pt" style:font-size-complex="12pt" fo:language="it" fo:country="IT"/>
    </style:style>
    <style:style style:name="P155" style:parent-style-name="Standard" style:family="paragraph">
      <style:text-properties fo:font-size="12pt" style:font-size-asian="12pt" style:font-size-complex="12pt" fo:language="it" fo:country="IT"/>
    </style:style>
    <style:style style:name="T15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57" style:parent-style-name="Car.predefinitoparagrafo" style:family="text">
      <style:text-properties fo:font-size="12pt" style:font-size-asian="12pt" style:font-size-complex="12pt" fo:language="it" fo:country="IT"/>
    </style:style>
    <style:style style:name="P158" style:parent-style-name="Standard" style:family="paragraph">
      <style:text-properties fo:font-size="12pt" style:font-size-asian="12pt" style:font-size-complex="12pt" fo:language="it" fo:country="IT"/>
    </style:style>
    <style:style style:name="P159" style:parent-style-name="Standard" style:family="paragraph">
      <style:text-properties fo:font-size="12pt" style:font-size-asian="12pt" style:font-size-complex="12pt" fo:language="it" fo:country="IT"/>
    </style:style>
    <style:style style:name="P160" style:parent-style-name="Standard" style:family="paragraph">
      <style:text-properties fo:font-size="12pt" style:font-size-asian="12pt" style:font-size-complex="12pt" fo:language="it" fo:country="IT"/>
    </style:style>
    <style:style style:name="P161" style:parent-style-name="Standard" style:family="paragraph">
      <style:text-properties fo:font-size="12pt" style:font-size-asian="12pt" style:font-size-complex="12pt" fo:language="it" fo:country="IT"/>
    </style:style>
    <style:style style:name="P162" style:parent-style-name="Standard" style:family="paragraph">
      <style:text-properties fo:font-size="12pt" style:font-size-asian="12pt" style:font-size-complex="12pt" fo:language="it" fo:country="IT"/>
    </style:style>
    <style:style style:name="P163" style:parent-style-name="Standard" style:family="paragraph">
      <style:text-properties fo:font-size="12pt" style:font-size-asian="12pt" style:font-size-complex="12pt" fo:language="it" fo:country="IT"/>
    </style:style>
    <style:style style:name="P164" style:parent-style-name="Standard" style:family="paragraph">
      <style:text-properties fo:font-weight="bold" style:font-weight-asian="bold" fo:font-size="12pt" style:font-size-asian="12pt" style:font-size-complex="12pt" fo:language="it" fo:country="IT"/>
    </style:style>
    <style:style style:name="T16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66" style:parent-style-name="Car.predefinitoparagrafo" style:family="text">
      <style:text-properties fo:font-size="12pt" style:font-size-asian="12pt" style:font-size-complex="12pt" fo:language="it" fo:country="IT"/>
    </style:style>
    <style:style style:name="P167" style:parent-style-name="Standard" style:family="paragraph">
      <style:text-properties fo:font-size="12pt" style:font-size-asian="12pt" style:font-size-complex="12pt" fo:language="it" fo:country="IT"/>
    </style:style>
    <style:style style:name="P168" style:parent-style-name="Standard" style:family="paragraph">
      <style:text-properties fo:font-size="12pt" style:font-size-asian="12pt" style:font-size-complex="12pt" fo:language="it" fo:country="IT"/>
    </style:style>
    <style:style style:name="P169" style:parent-style-name="Standard" style:family="paragraph">
      <style:text-properties fo:font-size="12pt" style:font-size-asian="12pt" style:font-size-complex="12pt" fo:language="it" fo:country="IT"/>
    </style:style>
    <style:style style:name="P170" style:parent-style-name="Standard" style:family="paragraph">
      <style:text-properties fo:language="it" fo:country="IT"/>
    </style:style>
    <style:style style:name="P171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2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3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4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5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6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7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8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9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80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81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82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83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84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T185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186" style:parent-style-name="Standard" style:family="paragraph">
      <style:text-properties fo:font-size="12pt" style:font-size-asian="12pt" style:font-size-complex="12pt" fo:language="it" fo:country="IT"/>
    </style:style>
    <style:style style:name="P187" style:parent-style-name="Standard" style:family="paragraph">
      <style:text-properties fo:font-size="12pt" style:font-size-asian="12pt" style:font-size-complex="12pt" fo:language="it" fo:country="IT"/>
    </style:style>
    <style:style style:name="P188" style:parent-style-name="Standard" style:family="paragraph">
      <style:text-properties fo:font-size="12pt" style:font-size-asian="12pt" style:font-size-complex="12pt" fo:language="it" fo:country="IT"/>
    </style:style>
    <style:style style:name="P189" style:parent-style-name="Standard" style:family="paragraph">
      <style:text-properties fo:font-size="12pt" style:font-size-asian="12pt" style:font-size-complex="12pt" fo:language="it" fo:country="IT"/>
    </style:style>
    <style:style style:name="T190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191" style:parent-style-name="Car.predefinitoparagrafo" style:family="text">
      <style:text-properties fo:font-size="12pt" style:font-size-asian="12pt" style:font-size-complex="12pt" fo:language="it" fo:country="IT"/>
    </style:style>
    <style:style style:name="P192" style:parent-style-name="Standard" style:family="paragraph">
      <style:text-properties fo:font-size="12pt" style:font-size-asian="12pt" style:font-size-complex="12pt" fo:language="it" fo:country="IT"/>
    </style:style>
    <style:style style:name="P193" style:parent-style-name="Standard" style:family="paragraph">
      <style:text-properties fo:font-size="12pt" style:font-size-asian="12pt" style:font-size-complex="12pt" fo:language="it" fo:country="IT"/>
    </style:style>
    <style:style style:name="T19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5" style:parent-style-name="Car.predefinitoparagrafo" style:family="text">
      <style:text-properties fo:font-size="12pt" style:font-size-asian="12pt" style:font-size-complex="12pt" fo:language="it" fo:country="IT"/>
    </style:style>
    <style:style style:name="P196" style:parent-style-name="Standard" style:family="paragraph">
      <style:text-properties fo:font-size="12pt" style:font-size-asian="12pt" style:font-size-complex="12pt" fo:language="it" fo:country="IT"/>
    </style:style>
    <style:style style:name="T19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8" style:parent-style-name="Car.predefinitoparagrafo" style:family="text">
      <style:text-properties fo:font-size="12pt" style:font-size-asian="12pt" style:font-size-complex="12pt" fo:language="it" fo:country="IT"/>
    </style:style>
    <style:style style:name="P199" style:parent-style-name="Standard" style:family="paragraph">
      <style:text-properties fo:font-size="12pt" style:font-size-asian="12pt" style:font-size-complex="12pt" fo:language="it" fo:country="IT"/>
    </style:style>
    <style:style style:name="T20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01" style:parent-style-name="Car.predefinitoparagrafo" style:family="text">
      <style:text-properties fo:font-size="12pt" style:font-size-asian="12pt" style:font-size-complex="12pt" fo:language="it" fo:country="IT"/>
    </style:style>
    <style:style style:name="P202" style:parent-style-name="Standard" style:family="paragraph">
      <style:text-properties fo:font-size="12pt" style:font-size-asian="12pt" style:font-size-complex="12pt" fo:language="it" fo:country="IT"/>
    </style:style>
    <style:style style:name="P203" style:parent-style-name="Standard" style:family="paragraph">
      <style:text-properties fo:font-size="12pt" style:font-size-asian="12pt" style:font-size-complex="12pt" fo:language="it" fo:country="IT"/>
    </style:style>
    <style:style style:name="P204" style:parent-style-name="Standard" style:family="paragraph">
      <style:text-properties fo:font-size="12pt" style:font-size-asian="12pt" style:font-size-complex="12pt" fo:language="it" fo:country="IT"/>
    </style:style>
    <style:style style:name="P205" style:parent-style-name="Standard" style:family="paragraph">
      <style:text-properties fo:font-size="12pt" style:font-size-asian="12pt" style:font-size-complex="12pt" fo:language="it" fo:country="IT"/>
    </style:style>
    <style:style style:name="P206" style:parent-style-name="Standard" style:family="paragraph">
      <style:text-properties fo:font-size="12pt" style:font-size-asian="12pt" style:font-size-complex="12pt" fo:language="it" fo:country="IT"/>
    </style:style>
    <style:style style:name="P207" style:parent-style-name="Standard" style:family="paragraph">
      <style:text-properties fo:font-size="12pt" style:font-size-asian="12pt" style:font-size-complex="12pt" fo:language="it" fo:country="IT"/>
    </style:style>
    <style:style style:name="T20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09" style:parent-style-name="Car.predefinitoparagrafo" style:family="text">
      <style:text-properties fo:font-size="12pt" style:font-size-asian="12pt" style:font-size-complex="12pt" fo:language="it" fo:country="IT"/>
    </style:style>
    <style:style style:name="P210" style:parent-style-name="Standard" style:family="paragraph">
      <style:text-properties fo:font-size="12pt" style:font-size-asian="12pt" style:font-size-complex="12pt" fo:language="it" fo:country="IT"/>
    </style:style>
    <style:style style:name="P211" style:parent-style-name="Standard" style:family="paragraph">
      <style:text-properties fo:font-size="12pt" style:font-size-asian="12pt" style:font-size-complex="12pt" fo:language="it" fo:country="IT"/>
    </style:style>
    <style:style style:name="P212" style:parent-style-name="Standard" style:family="paragraph">
      <style:text-properties fo:font-weight="bold" style:font-weight-asian="bold" fo:font-size="12pt" style:font-size-asian="12pt" style:font-size-complex="12pt" fo:language="it" fo:country="IT"/>
    </style:style>
    <style:style style:name="T21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214" style:parent-style-name="Standard" style:family="paragraph">
      <style:text-properties fo:font-size="12pt" style:font-size-asian="12pt" style:font-size-complex="12pt" fo:language="it" fo:country="IT"/>
    </style:style>
    <style:style style:name="P215" style:parent-style-name="Standard" style:family="paragraph">
      <style:text-properties fo:font-size="12pt" style:font-size-asian="12pt" style:font-size-complex="12pt" fo:language="it" fo:country="IT"/>
    </style:style>
    <style:style style:name="P216" style:parent-style-name="Standard" style:family="paragraph">
      <style:text-properties fo:font-size="12pt" style:font-size-asian="12pt" style:font-size-complex="12pt" fo:language="it" fo:country="IT"/>
    </style:style>
    <style:style style:name="P217" style:parent-style-name="Standard" style:family="paragraph">
      <style:text-properties fo:font-size="12pt" style:font-size-asian="12pt" style:font-size-complex="12pt" fo:language="it" fo:country="IT"/>
    </style:style>
    <style:style style:name="P218" style:parent-style-name="Standard" style:family="paragraph">
      <style:text-properties fo:font-size="12pt" style:font-size-asian="12pt" style:font-size-complex="12pt" fo:language="it" fo:country="IT"/>
    </style:style>
    <style:style style:name="P219" style:parent-style-name="Standard" style:family="paragraph">
      <style:text-properties fo:font-size="12pt" style:font-size-asian="12pt" style:font-size-complex="12pt" fo:language="it" fo:country="IT"/>
    </style:style>
    <style:style style:name="P220" style:parent-style-name="Standard" style:family="paragraph">
      <style:text-properties fo:font-size="12pt" style:font-size-asian="12pt" style:font-size-complex="12pt" fo:language="it" fo:country="IT"/>
    </style:style>
    <style:style style:name="P221" style:parent-style-name="Standard" style:family="paragraph">
      <style:text-properties fo:font-size="12pt" style:font-size-asian="12pt" style:font-size-complex="12pt" fo:language="it" fo:country="IT"/>
    </style:style>
    <style:style style:name="P222" style:parent-style-name="Standard" style:family="paragraph">
      <style:text-properties fo:font-size="12pt" style:font-size-asian="12pt" style:font-size-complex="12pt" fo:language="it" fo:country="IT"/>
    </style:style>
    <style:style style:name="P223" style:parent-style-name="Standard" style:family="paragraph">
      <style:text-properties fo:font-size="12pt" style:font-size-asian="12pt" style:font-size-complex="12pt" fo:language="it" fo:country="IT"/>
    </style:style>
    <style:style style:name="P224" style:parent-style-name="Standard" style:family="paragraph">
      <style:text-properties fo:font-size="12pt" style:font-size-asian="12pt" style:font-size-complex="12pt" fo:language="it" fo:country="IT"/>
    </style:style>
    <style:style style:name="P225" style:parent-style-name="Normale" style:family="paragraph">
      <style:paragraph-properties fo:widows="0" fo:orphans="0" fo:break-before="page"/>
      <style:text-properties fo:font-weight="bold" style:font-weight-asian="bold" fo:color="#FF0000" fo:font-size="14pt" style:font-size-asian="14pt" style:font-size-complex="14pt" fo:language="it" fo:country="IT"/>
    </style:style>
    <style:style style:name="P226" style:parent-style-name="Normale" style:family="paragraph">
      <style:paragraph-properties fo:widows="0" fo:orphans="0"/>
      <style:text-properties fo:font-weight="bold" style:font-weight-asian="bold" fo:color="#FF0000" fo:font-size="14pt" style:font-size-asian="14pt" style:font-size-complex="14pt" fo:language="it" fo:country="IT"/>
    </style:style>
    <style:style style:name="P227" style:parent-style-name="Standard" style:family="paragraph"/>
    <style:style style:name="T228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29" style:parent-style-name="Car.predefinitoparagrafo" style:family="text">
      <style:text-properties fo:font-size="12pt" style:font-size-asian="12pt" style:font-size-complex="12pt" fo:language="it" fo:country="IT"/>
    </style:style>
    <style:style style:name="T230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31" style:parent-style-name="Car.predefinitoparagrafo" style:family="text">
      <style:text-properties fo:font-size="12pt" style:font-size-asian="12pt" style:font-size-complex="12pt" fo:language="it" fo:country="IT"/>
    </style:style>
    <style:style style:name="P232" style:parent-style-name="Standard" style:family="paragraph"/>
    <style:style style:name="T233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34" style:parent-style-name="Car.predefinitoparagrafo" style:family="text">
      <style:text-properties fo:font-size="12pt" style:font-size-asian="12pt" style:font-size-complex="12pt" fo:language="it" fo:country="IT"/>
    </style:style>
    <style:style style:name="T235" style:parent-style-name="Car.predefinitoparagrafo" style:family="text">
      <style:text-properties fo:font-size="12pt" style:font-size-asian="12pt" style:font-size-complex="12pt" fo:language="it" fo:country="IT"/>
    </style:style>
    <style:style style:name="T236" style:parent-style-name="Car.predefinitoparagrafo" style:family="text">
      <style:text-properties fo:font-size="12pt" style:font-size-asian="12pt" style:font-size-complex="12pt" fo:language="it" fo:country="IT"/>
    </style:style>
    <style:style style:name="T237" style:parent-style-name="Car.predefinitoparagrafo" style:family="text">
      <style:text-properties fo:font-size="12pt" style:font-size-asian="12pt" style:font-size-complex="12pt" fo:language="it" fo:country="IT"/>
    </style:style>
  </office:automatic-styles>
  <office:body>
    <office:text text:use-soft-page-breaks="true">
      <text:p text:style-name="P1"><text:span text:style-name="T3">Caso d’uso R1: Prenotazione Risorse</text:span></text:p>
      <text:p text:style-name="P4"/>
      <text:p text:style-name="P5">Sistema: UniBook</text:p>
      <text:p text:style-name="P6">Livello: Obiettivo Utente.</text:p>
      <text:p text:style-name="P7">Attore primario: Utente (Professori, Studenti, Ricercatori).</text:p>
      <text:p text:style-name="Standard"><text:span text:style-name="T8">Stakeholders e interessati</text:span><text:span text:style-name="T9">:</text:span></text:p>
      <text:list text:style-name="WWNum8">
        <text:list-item>
          <text:p text:style-name="P10">Utente (generale): Richiede la possibilità di prenotare postazioni e servizi offerti dall’Università di Pavia da un’unica piattaforma.</text:p>
        </text:list-item>
        <text:list-item>
          <text:p text:style-name="P11"><text:span text:style-name="T12">Professori: Richiedono la possibilità di prenotare un intero laboratorio<text:s/></text:span><text:span text:style-name="T13">nel caso in cui sono presenti altre prenotazioni create da parte di studenti, il professore ha la priorità.</text:span></text:p>
        </text:list-item>
      </text:list>
      <text:p text:style-name="P14"/>
      <text:p text:style-name="Standard"><text:span text:style-name="T15">Pre-condizioni</text:span><text:span text:style-name="T16">: Gli utenti devono essere identificati e autenticati</text:span></text:p>
      <text:p text:style-name="P17"/>
      <text:p text:style-name="Standard"><text:span text:style-name="T18">Post-condizioni</text:span><text:span text:style-name="T19">: Le prenotazioni devono essere salvate e devono essere modificate le disponibilità.</text:span></text:p>
      <text:p text:style-name="P20"/>
      <text:p text:style-name="Standard"><text:span text:style-name="T21">Basic Flow</text:span><text:span text:style-name="T22">:</text:span></text:p>
      <text:list text:style-name="WWNum13">
        <text:list-item text:start-value="1">
          <text:p text:style-name="P23">L’utente seleziona il servizio/postazione che vuole prenotare.</text:p>
        </text:list-item>
        <text:list-item>
          <text:p text:style-name="P24">L’utente specifica orario e data della prenotazione.</text:p>
        </text:list-item>
        <text:list-item>
          <text:p text:style-name="P25">Il sistema controlla la disponibilità di tale risorsa.</text:p>
        </text:list-item>
        <text:list-item>
          <text:p text:style-name="P26">Il sistema conferma la prenotazione.</text:p>
        </text:list-item>
      </text:list>
      <text:p text:style-name="P27"/>
      <text:p text:style-name="Standard"><text:span text:style-name="T28">Alternative flow</text:span><text:span text:style-name="T29">:</text:span></text:p>
      <text:list text:style-name="WWNum11">
        <text:list-item text:start-value="1">
          <text:p text:style-name="P30">La risorsa non è disponibile nella data/ora desiderata:</text:p>
          <text:list text:continue-numbering="true">
            <text:list-item>
              <text:p text:style-name="P31">Il sistema riferisce che la risorsa prenotata non è disponibile.</text:p>
            </text:list-item>
            <text:list-item>
              <text:p text:style-name="P32">L’utente ritenta la prenotazione. (Basic Flow)</text:p>
            </text:list-item>
          </text:list>
        </text:list-item>
        <text:list-item>
          <text:p text:style-name="P33">Dopo la prenotazione, un professore prenota l’intera aula, e se questa è per più della metà libera:</text:p>
          <text:list text:continue-numbering="true">
            <text:list-item>
              <text:p text:style-name="P34">Il sistema rimuove le prenotazioni effettuate dagli studenti e prenota a nome del professore il laboratorio.</text:p>
            </text:list-item>
          </text:list>
        </text:list-item>
        <text:list-item>
          <text:p text:style-name="P35">Il sistema riscontra un errore di connessione:</text:p>
          <text:list text:continue-numbering="true">
            <text:list-item>
              <text:p text:style-name="P36">Il sistema notifica l’utente dell’errore.</text:p>
            </text:list-item>
            <text:list-item>
              <text:p text:style-name="P37">L’utente deve riprovare ad effettuare la prenotazione.</text:p>
            </text:list-item>
          </text:list>
        </text:list-item>
        <text:list-item>
          <text:p text:style-name="P38">L’utente rimuove una prenotazione:</text:p>
          <text:list text:continue-numbering="true">
            <text:list-item>
              <text:p text:style-name="P39">Il sistema rimuove la prenotazione.</text:p>
            </text:list-item>
            <text:list-item>
              <text:p text:style-name="P40">Il sistema rende nuovamente disponibile la risorsa.</text:p>
            </text:list-item>
          </text:list>
        </text:list-item>
      </text:list>
      <text:p text:style-name="Standard"><text:span text:style-name="T41">Frequenza di utilizzo</text:span><text:span text:style-name="T42">: Potrebbe essere continua.</text:span></text:p>
      <text:p text:style-name="P43"/>
      <text:soft-page-break/>
      <text:p text:style-name="P44"><text:span text:style-name="T45">Caso d’uso R2: Affitto Risorse</text:span></text:p>
      <text:p text:style-name="P46"/>
      <text:p text:style-name="P47">Sistema: UniBook</text:p>
      <text:p text:style-name="P48">Livello: Obiettivo Utente.</text:p>
      <text:p text:style-name="P49">Attore Primario: Utente (Professori, Studenti, Ricercatori).</text:p>
      <text:p text:style-name="Standard"><text:span text:style-name="T50">Stakeholders e interessati</text:span><text:span text:style-name="T51">:</text:span></text:p>
      <text:list text:style-name="WWNum12">
        <text:list-item>
          <text:p text:style-name="P52">Utente (generale): Richiede la possibilità di affittare risorse messe a disposizione dall’Università di Pavia da un’unica piattaforma.</text:p>
        </text:list-item>
        <text:list-item>
          <text:p text:style-name="P53"><text:span text:style-name="T54">Professori e Ricercatori: Richiede la possibilità di affittare risorse, gratuitamente o con una tariffa agevolata a seconda della scelta dell’università.</text:span></text:p>
        </text:list-item>
        <text:list-item>
          <text:p text:style-name="P55">Servizio di autorizzazione del pagamento: Vuole che la richiesta del pagamento venga effettuata nel modo corretto.</text:p>
        </text:list-item>
      </text:list>
      <text:p text:style-name="P56"/>
      <text:p text:style-name="Standard"><text:span text:style-name="T57">Pre-condizioni</text:span><text:span text:style-name="T58">: Gli utenti devono essere identificati e autenticati.</text:span></text:p>
      <text:p text:style-name="P59"/>
      <text:p text:style-name="Standard"><text:span text:style-name="T60">Post-condizioni</text:span><text:span text:style-name="T61">: Il pagamento viene registrato e reso visibile nello storico dei pagamenti dell’utente con prezzi inclusi di IVA, devono essere modificate le disponibilità delle risorse, per il periodo richiesto.</text:span></text:p>
      <text:p text:style-name="P62"/>
      <text:p text:style-name="Standard"><text:span text:style-name="T63">Basic Flow</text:span><text:span text:style-name="T64">:</text:span></text:p>
      <text:list text:style-name="WWNum14">
        <text:list-item text:start-value="1">
          <text:p text:style-name="P65">L’utente seleziona la risorsa che vuole affittare.</text:p>
        </text:list-item>
        <text:list-item>
          <text:p text:style-name="P66">L’utente specifica l’inizio e la durata di tale periodo.</text:p>
        </text:list-item>
        <text:list-item>
          <text:p text:style-name="P67">Il sistema controlla la disponibilità di tale risorsa.</text:p>
        </text:list-item>
        <text:list-item>
          <text:p text:style-name="P68">Il sistema calcola il prezzo di questa risorsa, e lo mostra all’utente.</text:p>
        </text:list-item>
        <text:list-item>
          <text:p text:style-name="P69">L’utente procede al pagamento e il sistema lo gestisce.</text:p>
        </text:list-item>
        <text:list-item>
          <text:p text:style-name="P70">Il sistema conferma il pagamento.</text:p>
        </text:list-item>
        <text:list-item>
          <text:p text:style-name="P71">Il sistema aggiunge allo storico l’acquisto appena effettuato.</text:p>
        </text:list-item>
        <text:list-item>
          <text:p text:style-name="P72">L’utente sceglie se rinnovare l’acquisto della risorsa</text:p>
          <text:list text:continue-numbering="true">
            <text:list-item>
              <text:p text:style-name="P73">Se viene effettuato il rinnovo, si ripete dal punto 2.</text:p>
            </text:list-item>
          </text:list>
        </text:list-item>
      </text:list>
      <text:p text:style-name="P74"/>
      <text:p text:style-name="Standard"><text:span text:style-name="T75">Alternative Flow</text:span><text:span text:style-name="T76">:</text:span></text:p>
      <text:list text:style-name="WWNum10">
        <text:list-item text:start-value="1">
          <text:p text:style-name="P77">La risorsa non è disponibile nel periodo desiderato:</text:p>
          <text:list text:continue-numbering="true">
            <text:list-item>
              <text:p text:style-name="P78">Il sistema riferisce che la risorsa non è disponibile.</text:p>
            </text:list-item>
            <text:list-item>
              <text:p text:style-name="P79">L’utente ritenta l’acquisto. (Basic Flow)</text:p>
            </text:list-item>
          </text:list>
        </text:list-item>
        <text:list-item>
          <text:p text:style-name="P80">Il sistema riscontra un errore di connessione:</text:p>
          <text:list text:continue-numbering="true">
            <text:list-item>
              <text:p text:style-name="P81">Il sistema notifica l’utente dell’errore.</text:p>
            </text:list-item>
            <text:list-item>
              <text:p text:style-name="P82">L’utente deve riprovare ad effettuare l’acquisto.</text:p>
            </text:list-item>
          </text:list>
        </text:list-item>
        <text:list-item>
          <text:p text:style-name="P83">Il pagamento non va a buon fine:</text:p>
          <text:list text:continue-numbering="true">
            <text:list-item>
              <text:p text:style-name="P84">Il sistema notifica l’utente che il pagamento non è andato a buon fine.</text:p>
            </text:list-item>
            <text:list-item>
              <text:p text:style-name="P85">L’utente ritenta il pagamento.</text:p>
            </text:list-item>
          </text:list>
        </text:list-item>
      </text:list>
      <text:p text:style-name="Standard"><text:span text:style-name="T86">Frequenza di utilizzo</text:span><text:span text:style-name="T87">: Potrebbe essere continua.</text:span></text:p>
      <text:p text:style-name="P88"/>
      <text:p text:style-name="P89"/>
      <text:p text:style-name="P90"/>
      <text:soft-page-break/>
      <text:p text:style-name="Standard"><text:span text:style-name="T91">Caso d’uso R3: Aggiunta disponibilità Risorse</text:span></text:p>
      <text:p text:style-name="P92"/>
      <text:p text:style-name="P93">Sistema: UniBook</text:p>
      <text:p text:style-name="P94">Livello: Obiettivo Utente.</text:p>
      <text:p text:style-name="P95">Attore Primario: Professori, Ricercatori</text:p>
      <text:p text:style-name="Standard"><text:span text:style-name="T96">Stakeholders e interessati</text:span><text:span text:style-name="T97">:</text:span></text:p>
      <text:list text:style-name="WWNum12" text:continue-numbering="true">
        <text:list-item>
          <text:p text:style-name="P98">Professori e Ricercatori: Richiedono la possibilità di aggiungere una risorsa prenotabile/affittabile, specificando coloro che possono usufruirne.</text:p>
        </text:list-item>
        <text:list-item>
          <text:p text:style-name="P99">Studenti: Richiedono la possibilità di visualizzare la risorsa aggiunta.</text:p>
        </text:list-item>
      </text:list>
      <text:p text:style-name="P100"/>
      <text:p text:style-name="Standard"><text:span text:style-name="T101">Pre-condizioni</text:span><text:span text:style-name="T102">: I professori e ricercatori devono essere identificati e autenticati.</text:span></text:p>
      <text:p text:style-name="P103"/>
      <text:p text:style-name="Standard"><text:span text:style-name="T104">Post-condizioni</text:span><text:span text:style-name="T105">: La risorsa aggiunta da un professore/ricercatore viene aggiunta al sistema.</text:span></text:p>
      <text:p text:style-name="P106"/>
      <text:p text:style-name="Standard"><text:span text:style-name="T107">Basic Flow</text:span><text:span text:style-name="T108">:</text:span></text:p>
      <text:list text:style-name="WWNum6">
        <text:list-item text:start-value="1">
          <text:p text:style-name="P109">Il professore/ricercatore seleziona “aggiungi risorsa”.</text:p>
        </text:list-item>
        <text:list-item>
          <text:p text:style-name="P110">Il professore/ricercatore specifica i dettagli della risorsa.</text:p>
        </text:list-item>
        <text:list-item>
          <text:p text:style-name="P111">Il sistema aggiunge la risorsa tra le risorse disponibili.</text:p>
        </text:list-item>
        <text:list-item>
          <text:p text:style-name="P112">Il sistema rende visibile la risorsa agli utenti interessati.</text:p>
        </text:list-item>
      </text:list>
      <text:p text:style-name="P113"/>
      <text:p text:style-name="Standard"><text:span text:style-name="T114">Alternative Flow</text:span><text:span text:style-name="T115">:</text:span></text:p>
      <text:list text:style-name="WWNum9">
        <text:list-item text:start-value="1">
          <text:p text:style-name="P116">Il sistema riscontra un errore di connessione:</text:p>
          <text:list text:continue-numbering="true">
            <text:list-item>
              <text:p text:style-name="P117">Il sistema notifica il professore/ricercatore dell’errore.</text:p>
            </text:list-item>
            <text:list-item>
              <text:p text:style-name="P118">Il professore/ricercatore deve riprovare ad effettuare l’operazione.</text:p>
            </text:list-item>
          </text:list>
        </text:list-item>
        <text:list-item>
          <text:p text:style-name="P119">Un utente che non ha i permessi tenta di inserire una risorsa:</text:p>
        </text:list-item>
      </text:list>
      <text:list text:style-name="WWNum7">
        <text:list-item text:start-value="1">
          <text:p text:style-name="P120">Il sistema notifica<text:s/>l’utente comunicandogli che non ha i permessi necessari.</text:p>
        </text:list-item>
      </text:list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soft-page-break/>
      <text:p text:style-name="Standard"><text:span text:style-name="T138">Caso d’uso U1: Chat</text:span></text:p>
      <text:p text:style-name="P139"/>
      <text:p text:style-name="P140">Sistema: UniBook</text:p>
      <text:p text:style-name="P141">Livello: Obiettivo Utente.</text:p>
      <text:p text:style-name="P142">Attore Primario: Utente (Professori, Studenti, Ricercatori).</text:p>
      <text:p text:style-name="Standard"><text:span text:style-name="T143">Stakeholders e interessati</text:span><text:span text:style-name="T144">:</text:span></text:p>
      <text:list text:style-name="WWNum12" text:continue-numbering="true">
        <text:list-item>
          <text:p text:style-name="P145">Utente (generale): Richiede la possibilità di comunicare con gli altri utenti attraverso un servizio di messaggistica interno all’applicazione.</text:p>
        </text:list-item>
      </text:list>
      <text:p text:style-name="P146"/>
      <text:p text:style-name="Standard"><text:span text:style-name="T147">Pre-condizioni</text:span><text:span text:style-name="T148">: Gli utenti devono essere identificati e autenticati.</text:span></text:p>
      <text:p text:style-name="P149"/>
      <text:p text:style-name="Standard"><text:span text:style-name="T150">Post-condizioni</text:span><text:span text:style-name="T151">: Una volta inviato il messaggio il destinatario</text:span><text:span text:style-name="T152"><text:s/>lo</text:span><text:span text:style-name="T153"><text:s/></text:span><text:span text:style-name="T154">visualizzerà in tempo reale se è attivo.</text:span></text:p>
      <text:p text:style-name="P155"/>
      <text:p text:style-name="Standard"><text:span text:style-name="T156">Basic Flow</text:span><text:span text:style-name="T157">:</text:span></text:p>
      <text:list text:style-name="WWNum2">
        <text:list-item text:start-value="1">
          <text:p text:style-name="P158">L’utente seleziona l’icona della chat.</text:p>
        </text:list-item>
        <text:list-item>
          <text:p text:style-name="P159">L’utente specifica il destinatario del messaggio.</text:p>
        </text:list-item>
        <text:list-item>
          <text:p text:style-name="P160">L’utente scrive e invia il messaggio</text:p>
        </text:list-item>
        <text:list-item>
          <text:p text:style-name="P161">Il sistema crea una conversazione che rimane visibile da entrambi gli utenti coinvolti.</text:p>
        </text:list-item>
        <text:list-item>
          <text:p text:style-name="P162">Il destinatario per rispondere accede alla conversazione e risponde</text:p>
        </text:list-item>
        <text:list-item>
          <text:p text:style-name="P163">Si ripetono i punti 2 -<text:s/>5.</text:p>
        </text:list-item>
      </text:list>
      <text:p text:style-name="P164"/>
      <text:p text:style-name="Standard"><text:span text:style-name="T165">Alternative Flow</text:span><text:span text:style-name="T166">:</text:span></text:p>
      <text:list text:style-name="WWNum3">
        <text:list-item text:start-value="1">
          <text:p text:style-name="P167">Il sistema riscontra un errore di connessione</text:p>
          <text:list text:continue-numbering="true">
            <text:list-item>
              <text:p text:style-name="P168">Il sistema notifica l’utente dell’errore</text:p>
            </text:list-item>
            <text:list-item>
              <text:p text:style-name="P169">L’utente può effettuare nuovamente l’operazione.</text:p>
            </text:list-item>
          </text:list>
        </text:list-item>
      </text:list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soft-page-break/>
      <text:p text:style-name="Standard"><text:span text:style-name="T185">Caso d’uso C1: Condivisione file</text:span></text:p>
      <text:p text:style-name="P186"/>
      <text:p text:style-name="P187">Sistema: UniBook</text:p>
      <text:p text:style-name="P188">Livello: Obiettivo Utente.</text:p>
      <text:p text:style-name="P189">Attore Primario: Utente (Professori, Studenti, Ricercatori).</text:p>
      <text:p text:style-name="Standard"><text:span text:style-name="T190">Stakeholders e interessati</text:span><text:span text:style-name="T191">:</text:span></text:p>
      <text:list text:style-name="WWNum12" text:continue-numbering="true">
        <text:list-item>
          <text:p text:style-name="P192">Utente (generale): Richiede la possibilità di condividere file permettendo il download solo ad alcuni utenti.</text:p>
        </text:list-item>
      </text:list>
      <text:p text:style-name="P193"/>
      <text:p text:style-name="Standard"><text:span text:style-name="T194">Pre-condizioni</text:span><text:span text:style-name="T195">: Gli utenti devono essere identificati e autenticati.</text:span></text:p>
      <text:p text:style-name="P196"/>
      <text:p text:style-name="Standard"><text:span text:style-name="T197">Post-condizioni</text:span><text:span text:style-name="T198">: Il file verrà caricato nel portale/scaricato e salvato in locale.</text:span></text:p>
      <text:p text:style-name="P199"/>
      <text:p text:style-name="Standard"><text:span text:style-name="T200">Basic Flow caricamento</text:span><text:span text:style-name="T201">:</text:span></text:p>
      <text:list text:style-name="WWNum4">
        <text:list-item text:start-value="1">
          <text:p text:style-name="P202">L’utente seleziona l’icona aggiungi file</text:p>
        </text:list-item>
        <text:list-item>
          <text:p text:style-name="P203">Il sistema controlla se l’utente ha i permessi per effettuare il caricamento.</text:p>
        </text:list-item>
        <text:list-item>
          <text:p text:style-name="P204">Il sistema apre una finestra che permette il caricamento del file</text:p>
        </text:list-item>
        <text:list-item>
          <text:p text:style-name="P205">L’utente seleziona il file da caricare</text:p>
        </text:list-item>
        <text:list-item>
          <text:p text:style-name="P206">Il file viene caricato nel sistema</text:p>
        </text:list-item>
      </text:list>
      <text:p text:style-name="P207"/>
      <text:p text:style-name="Standard"><text:span text:style-name="T208">Basic Flow download</text:span><text:span text:style-name="T209">:</text:span></text:p>
      <text:list text:style-name="WWNum1">
        <text:list-item text:start-value="1">
          <text:p text:style-name="P210">L’utente seleziona il file da scaricare.</text:p>
        </text:list-item>
        <text:list-item>
          <text:p text:style-name="P211">Il sistema inizia il download del file<text:s/>comunicandone l’eventuale riuscita.</text:p>
        </text:list-item>
      </text:list>
      <text:p text:style-name="P212"/>
      <text:p text:style-name="Standard"><text:span text:style-name="T213">Alternative Flow</text:span></text:p>
      <text:list text:style-name="WWNum5">
        <text:list-item text:start-value="1">
          <text:p text:style-name="P214">Il sistema riscontra un errore di connessione.</text:p>
          <text:list text:continue-numbering="true">
            <text:list-item>
              <text:p text:style-name="P215">Il sistema notifica l’utente dell’errore.</text:p>
            </text:list-item>
            <text:list-item>
              <text:p text:style-name="P216">L’utente può effettuare nuovamente l’operazione.</text:p>
            </text:list-item>
          </text:list>
        </text:list-item>
        <text:list-item>
          <text:p text:style-name="P217">Il sistema non trova il file indicato dall’utente.</text:p>
          <text:list text:continue-numbering="true">
            <text:list-item>
              <text:p text:style-name="P218">Il sistema notifica l’utente dell’errore.</text:p>
            </text:list-item>
            <text:list-item>
              <text:p text:style-name="P219">L’utente può effettuare nuovamente l’operazione.</text:p>
            </text:list-item>
          </text:list>
        </text:list-item>
        <text:list-item>
          <text:p text:style-name="P220">Il file è troppo pesante.</text:p>
          <text:list text:continue-numbering="true">
            <text:list-item>
              <text:p text:style-name="P221">Il sistema notifica l’utente.</text:p>
            </text:list-item>
          </text:list>
        </text:list-item>
        <text:list-item>
          <text:p text:style-name="P222">L’utente non ha i permessi per caricare il file.</text:p>
          <text:list text:continue-numbering="true">
            <text:list-item>
              <text:p text:style-name="P223">Viene notificato che l’utente non ha i permessi.</text:p>
            </text:list-item>
          </text:list>
        </text:list-item>
      </text:list>
      <text:p text:style-name="P224"/>
      <text:p text:style-name="P225"/>
      <text:p text:style-name="P226">Altri casi d’uso</text:p>
      <text:list text:style-name="LFO29" text:continue-numbering="true">
        <text:list-item>
          <text:p text:style-name="P227"><text:span text:style-name="T228">Registrazione e autenticazione:<text:s/></text:span><text:span text:style-name="T229">L’utente al primo accesso alla piattaforma dovrà registrarsi inserendo matricola, password, e-mail e corso di studio.</text:span><text:span text:style-name="T230"><text:s/></text:span><text:span text:style-name="T231">Ai futuri accessi sarà necessario autenticarsi inserendo matricola e password.</text:span></text:p>
        </text:list-item>
        <text:list-item>
          <text:p text:style-name="P232"><text:span text:style-name="T233">Gestione risorse:<text:s/></text:span><text:span text:style-name="T234">Gli utenti che hanno effettuato una prenotazione o un affitto potranno cancellare<text:s/></text:span><text:span text:style-name="T235">la prenotazione<text:s/></text:span><text:span text:style-name="T236">o modificare gli attributi<text:s/></text:span><text:span text:style-name="T237">relativi al periodo di affitt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stazione" style:display-name="Intestazione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1" style:display-name="ListLabel 1" style:family="text">
      <style:text-properties style:font-name-asian="Arial" style:font-name-complex="Arial" fo:font-weight="normal" style:font-weight-asian="normal" fo:font-size="10pt" style:font-size-asian="10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0pt" style:font-size-asian="10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0pt" style:font-size-asian="10pt" style:text-underline-type="none" style:text-underline-color="font-color"/>
    </style:style>
    <style:style style:name="ListLabel20" style:display-name="ListLabel 20" style:family="text">
      <style:text-properties fo:font-size="10pt" style:font-size-asian="10pt"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size="10pt" style:font-size-asian="10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fo:font-size="10pt" style:font-size-asian="10pt" style:text-underline-type="none" style:text-underline-color="font-color"/>
    </style:style>
    <style:style style:name="ListLabel38" style:display-name="ListLabel 38" style:family="text">
      <style:text-properties fo:font-size="10pt" style:font-size-asian="10pt"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fo:font-size="10pt" style:font-size-asian="10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fo:font-size="10pt" style:font-size-asian="10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fo:font-size="10pt" style:font-size-asian="10pt"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size="10pt" style:font-size-asian="10pt" style:text-underline-type="none" style:text-underline-color="font-color"/>
    </style:style>
    <style:style style:name="ListLabel74" style:display-name="ListLabel 74" style:family="text">
      <style:text-properties fo:font-size="10pt" style:font-size-asian="10pt"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fo:font-size="10pt" style:font-size-asian="10pt" style:text-underline-type="none" style:text-underline-color="font-color"/>
    </style:style>
    <style:style style:name="ListLabel83" style:display-name="ListLabel 83" style:family="text">
      <style:text-properties fo:font-size="10pt" style:font-size-asian="10pt"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size="10pt" style:font-size-asian="10pt" style:text-underline-type="none" style:text-underline-color="font-color"/>
    </style:style>
    <style:style style:name="ListLabel92" style:display-name="ListLabel 92" style:family="text">
      <style:text-properties fo:font-size="10pt" style:font-size-asian="10pt"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fo:font-size="10pt" style:font-size-asian="10pt"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size="10pt" style:font-size-asian="10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fo:font-size="10pt" style:font-size-asian="10pt" style:text-underline-type="none" style:text-underline-color="font-color"/>
    </style:style>
    <style:style style:name="ListLabel119" style:display-name="ListLabel 119" style:family="text">
      <style:text-properties fo:font-size="10pt" style:font-size-asian="10pt"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font-name-asian="Arial" style:font-name-complex="Arial" fo:font-weight="normal" style:font-weight-asian="normal" fo:font-size="10pt" style:font-size-asian="10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2LVL1" style:family="text">
      <style:text-properties fo:font-size="10pt" style:font-size-asian="10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3LVL1" style:family="text">
      <style:text-properties fo:font-size="10pt" style:font-size-asian="10pt" style:text-underline-type="none" style:text-underline-color="font-color"/>
    </style:style>
    <style:style style:name="WW_CharLFO3LVL2" style:family="text">
      <style:text-properties fo:font-size="10pt" style:font-size-asian="10pt"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10pt" style:font-size-asian="10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5LVL1" style:family="text">
      <style:text-properties fo:font-size="10pt" style:font-size-asian="10pt" style:text-underline-type="none" style:text-underline-color="font-color"/>
    </style:style>
    <style:style style:name="WW_CharLFO5LVL2" style:family="text">
      <style:text-properties fo:font-size="10pt" style:font-size-asian="10pt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6LVL1" style:family="text">
      <style:text-properties fo:font-size="10pt" style:font-size-asian="10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fo:font-size="10pt" style:font-size-asian="10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number text:level="1" text:style-name="WW_CharLFO7LVL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7LVL2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7LVL4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7LVL5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7LVL7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7LVL8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8LVL1" style:family="text">
      <style:text-properties fo:font-size="10pt" style:font-size-asian="10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 style:text-underline-type="none" style:text-underline-color="font-color"/>
    </style:style>
    <style:style style:name="WW_CharLFO9LVL2" style:family="text">
      <style:text-properties fo:font-size="10pt" style:font-size-asian="10pt"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fo:font-size="10pt" style:font-size-asian="10pt" style:text-underline-type="none" style:text-underline-color="font-color"/>
    </style:style>
    <style:style style:name="WW_CharLFO10LVL2" style:family="text">
      <style:text-properties fo:font-size="10pt" style:font-size-asian="10pt"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fo:font-size="10pt" style:font-size-asian="10pt" style:text-underline-type="none" style:text-underline-color="font-color"/>
    </style:style>
    <style:style style:name="WW_CharLFO11LVL2" style:family="text">
      <style:text-properties fo:font-size="10pt" style:font-size-asian="10pt"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size="10pt" style:font-size-asian="10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fo:font-size="10pt" style:font-size-asian="10pt" style:text-underline-type="none" style:text-underline-color="font-color"/>
    </style:style>
    <style:style style:name="WW_CharLFO14LVL2" style:family="text">
      <style:text-properties fo:font-size="10pt" style:font-size-asian="10pt"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9LVL1" style:family="text">
      <style:text-properties style:font-name="Symbol" fo:color="#4472C4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text-align="end" fo:text-indent="-0.7868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1.png" text:anchor-type="as-char" svg:x="0in" svg:y="0in" svg:width="0.68189in" svg:height="0.68189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vide De Vittorio</dc:creator>
    <meta:creation-date>2023-12-21T10:25:00Z</meta:creation-date>
    <dc:date>2024-02-26T14:56:00Z</dc:date>
    <meta:template xlink:href="Normal" xlink:type="simple"/>
    <meta:editing-cycles>14</meta:editing-cycles>
    <meta:editing-duration>PT2580S</meta:editing-duration>
    <meta:document-statistic meta:page-count="6" meta:paragraph-count="14" meta:word-count="1091" meta:character-count="7296" meta:row-count="51" meta:non-whitespace-character-count="6219"/>
  </office:meta>
</office:document-meta>
</file>